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Text_20_body">
      <style:paragraph-properties fo:background-color="#ffffff">
        <style:background-image/>
      </style:paragraph-properties>
    </style:style>
    <style:style style:name="P3" style:family="paragraph" style:parent-style-name="Text_20_body">
      <style:paragraph-properties fo:background-color="#ffffff">
        <style:background-image/>
      </style:paragraph-properties>
      <style:text-properties fo:color="#1f497d"/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fo:color="#1f497d" fo:font-style="italic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fo:color="#1f497d" fo:font-style="italic" fo:font-weight="bold"/>
    </style:style>
    <style:style style:name="P6" style:family="paragraph" style:parent-style-name="Text_20_body">
      <style:paragraph-properties fo:margin-left="0cm" fo:margin-right="0cm" fo:text-indent="0cm" style:auto-text-indent="false" fo:background-color="#ffffff">
        <style:background-image/>
      </style:paragraph-properties>
      <style:text-properties fo:color="#1f497d" fo:font-style="italic"/>
    </style:style>
    <style:style style:name="T1" style:family="text">
      <style:text-properties fo:font-style="italic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fo:color="#1f4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i-dessous les tarifs de Peinture :</text:span></text:p>
      <text:p text:style-name="P3"><text:span text:style-name="T1">Plafonds droit : ponçage, impression, masticage, 2 couches peinture blanc mat : 14€ht/m²</text:span></text:p>
      <text:p text:style-name="P6">Plafonds rampant : ponçage, impression, masticage, 2 couches peinture blanc mat : 15€ht/m²</text:p>
      <text:p text:style-name="P3"><text:span text:style-name="T1">Murs : ponçage, masticage,1 couche d'impression blanc : 6.50€ht/m² (Cela vous permet de peindre  sur bon support)</text:span></text:p>
      <text:p text:style-name="P3"><text:span text:style-name="T1">Plus-value pour mise en peinture 2 couches de peinture velours blanche : 5.40€ht/m² (Finition professionnelle)</text:span></text:p>
      <text:p text:style-name="P3"/>
      <text:p text:style-name="P4">Cordialement.</text:p>
      <text:p text:style-name="P3"><text:bookmark text:name="_x0000_i1030"/></text:p>
      <text:p text:style-name="P4">Construction et rénovation</text:p>
      <text:p text:style-name="P5">SAS GIRARD associé MAGALHAES</text:p>
      <text:p text:style-name="P4">668, rue de Gletin</text:p>
      <text:p text:style-name="P4">01390  TRAMOYES</text:p>
      <text:p text:style-name="P3">Tel : 04.78.91.01.40</text:p>
      <text:p text:style-name="P2"><text:a xlink:type="simple" xlink:href="http://www.girard-construction.fr/" text:style-name="Internet_20_link" text:visited-style-name="Visited_20_Internet_20_Link"><text:span text:style-name="T3">www.girard-construction.fr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7:45:23.30</meta:creation-date>
    <dc:date>2017-01-21T19:00:31.80</dc:date>
    <dc:creator>Audrey PARSONS</dc:creator>
    <meta:editing-duration>PT1H15M1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2" meta:word-count="86" meta:character-count="582"/>
  </office:meta>
</office:document-meta>
</file>